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float" office:value="1936.467">
            <text:p>1936,47</text:p>
          </table:table-cell>
          <table:table-cell table:style-name="ce1" office:value-type="float" office:value="6.018">
            <text:p>6,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59.509">
            <text:p>3859,51</text:p>
          </table:table-cell>
          <table:table-cell table:formula="oooc:=[.B2]/2" office:value-type="float" office:value="1929.7545">
            <text:p>1929,75</text:p>
          </table:table-cell>
          <table:table-cell table:style-name="ce1" table:formula="oooc:=12.213/2" office:value-type="float" office:value="6.1065">
            <text:p>6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11.786">
            <text:p>7711,79</text:p>
          </table:table-cell>
          <table:table-cell table:formula="oooc:=[.B3]/4" office:value-type="float" office:value="1927.9465">
            <text:p>1927,95</text:p>
          </table:table-cell>
          <table:table-cell table:style-name="ce1" table:formula="oooc:=16.953/4" office:value-type="float" office:value="4.23825">
            <text:p>4,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7.214">
            <text:p>1927,21</text:p>
          </table:table-cell>
          <table:table-cell office:value-type="float" office:value="0.009">
            <text:p>0,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1927.214">
            <text:p>1927,21</text:p>
          </table:table-cell>
          <table:table-cell office:value-type="float" office:value="1927.9465">
            <text:p>1927,95</text:p>
          </table:table-cell>
          <table:table-cell office:value-type="float" office:value="1929.7545">
            <text:p>1929,75</text:p>
          </table:table-cell>
        </table:table-row>
        <table:table-row table:style-name="ro1">
          <table:table-cell table:number-columns-repeated="2"/>
          <table:table-cell office:value-type="float" office:value="1936.467">
            <text:p>1936,47</text:p>
          </table:table-cell>
          <table:table-cell table:formula="oooc:=ABS([.C7]-[.D6])/SQRT([.D1]^2+[.D4]^2)" office:value-type="float" office:value="1.53755228523934">
            <text:p>1,54</text:p>
          </table:table-cell>
          <table:table-cell table:formula="oooc:=ABS([.C7]-[.$E$6])/SQRT([.$D$3]^2+[.D1]^2)" office:value-type="float" office:value="1.15757526815666">
            <text:p>1,16</text:p>
          </table:table-cell>
          <table:table-cell table:formula="oooc:=ABS([.C7]-[.$F$6:.F6])/SQRT([.$D$1:.D1]^2+[.D2]^2)" office:value-type="float" office:value="0.78293172168473">
            <text:p>0,78</text:p>
          </table:table-cell>
        </table:table-row>
        <table:table-row table:style-name="ro1">
          <table:table-cell table:number-columns-repeated="2"/>
          <table:table-cell office:value-type="float" office:value="1929.7545">
            <text:p>1929,75</text:p>
          </table:table-cell>
          <table:table-cell table:formula="oooc:=ABS([.C8]-[.D6])/SQRT([.D2]^2+[.D4]^2)" office:value-type="float" office:value="0.416031645093657">
            <text:p>0,42</text:p>
          </table:table-cell>
          <table:table-cell table:formula="oooc:=ABS([.C8]-[.$E$6])/SQRT([.$D$3]^2+[.D2]^2)" office:value-type="float" office:value="0.243233848115557">
            <text:p>0,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7.9465">
            <text:p>1927,95</text:p>
          </table:table-cell>
          <table:table-cell table:formula="oooc:=ABS([.C9]-[.D6])/SQRT([.D3]^2+[.D4]^2)" office:value-type="float" office:value="0.172830377741776">
            <text:p>0,1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8">28/01/2008</text:date>, <text:time>18.15.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28T16:08:57</meta:creation-date>
    <dc:date>2008-01-28T18:15:08</dc:date>
    <meta:editing-cycles>3</meta:editing-cycles>
    <meta:editing-duration>PT2H6M12S</meta:editing-duration>
    <meta:user-defined meta:name="Info 1"/>
    <meta:user-defined meta:name="Info 2"/>
    <meta:user-defined meta:name="Info 3"/>
    <meta:user-defined meta:name="Info 4"/>
    <meta:document-statistic meta:table-count="3" meta:cell-count="22"/>
  </office:meta>
</office:document-meta>
</file>